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03e" officeooo:paragraph-rsid="000b203e"/>
    </style:style>
    <style:style style:name="P2" style:family="paragraph" style:parent-style-name="Standard">
      <style:text-properties officeooo:rsid="000b9e49" officeooo:paragraph-rsid="000b9e49"/>
    </style:style>
    <style:style style:name="P3" style:family="paragraph" style:parent-style-name="Standard">
      <style:text-properties officeooo:rsid="000c1db8" officeooo:paragraph-rsid="000c1db8"/>
    </style:style>
    <style:style style:name="P4" style:family="paragraph" style:parent-style-name="Standard">
      <style:text-properties officeooo:rsid="000b9e49" officeooo:paragraph-rsid="000b9e49"/>
    </style:style>
    <style:style style:name="P5" style:family="paragraph" style:parent-style-name="Standard">
      <style:text-properties officeooo:rsid="000b9e49" officeooo:paragraph-rsid="000eeb5a"/>
    </style:style>
    <style:style style:name="P6" style:family="paragraph" style:parent-style-name="Standard">
      <style:text-properties officeooo:rsid="000b9e49" officeooo:paragraph-rsid="000f7dea"/>
    </style:style>
    <style:style style:name="P7" style:family="paragraph" style:parent-style-name="Standard">
      <style:text-properties officeooo:rsid="000d9cad" officeooo:paragraph-rsid="000d9cad"/>
    </style:style>
    <style:style style:name="P8" style:family="paragraph" style:parent-style-name="Standard">
      <style:text-properties officeooo:rsid="000d9cad" officeooo:paragraph-rsid="000eeb5a"/>
    </style:style>
    <style:style style:name="P9" style:family="paragraph" style:parent-style-name="Standard">
      <style:text-properties officeooo:rsid="000f7dea" officeooo:paragraph-rsid="000f7dea"/>
    </style:style>
    <style:style style:name="P10" style:family="paragraph" style:parent-style-name="Standard">
      <style:text-properties officeooo:rsid="000c1db8" officeooo:paragraph-rsid="000f7dea"/>
    </style:style>
    <style:style style:name="P11" style:family="paragraph" style:parent-style-name="Standard">
      <style:text-properties officeooo:rsid="000b203e" officeooo:paragraph-rsid="000b203e"/>
    </style:style>
    <style:style style:name="T1" style:family="text">
      <style:text-properties officeooo:rsid="000b9e49"/>
    </style:style>
    <style:style style:name="T2" style:family="text">
      <style:text-properties officeooo:rsid="000c1db8"/>
    </style:style>
    <style:style style:name="T3" style:family="text">
      <style:text-properties officeooo:rsid="000d9cad"/>
    </style:style>
    <style:style style:name="T4" style:family="text">
      <style:text-properties officeooo:rsid="000eeb5a"/>
    </style:style>
    <style:style style:name="T5" style:family="text">
      <style:text-properties officeooo:rsid="000f7d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da apresentação sobre Shell Script</text:p>
      <text:p text:style-name="P1"/>
      <text:p text:style-name="P1">1 – <text:span text:style-name="T1">whoami X</text:span></text:p>
      <text:p text:style-name="P1"/>
      <text:p text:style-name="P1">2 – shel<text:span text:style-name="T1">l X</text:span></text:p>
      <text:p text:style-name="P1"/>
      <text:p text:style-name="P2">3 – scripts <text:span text:style-name="T4">X</text:span></text:p>
      <text:p text:style-name="P2"/>
      <text:p text:style-name="P6"><text:span text:style-name="T5">4</text:span> – síntaxe do shell</text:p>
      <text:p text:style-name="P6">variáveis</text:p>
      <text:p text:style-name="P6">- expressões aritméticas</text:p>
      <text:p text:style-name="P6">arrays</text:p>
      <text:p text:style-name="P10">colocando o retorno de comandos em variáveis</text:p>
      <text:p text:style-name="P10">co<text:span text:style-name="T3">n</text:span>dicionais</text:p>
      <text:p text:style-name="P6">- <text:span text:style-name="T2">testes booleanos</text:span></text:p>
      <text:p text:style-name="P6">- if-else / case</text:p>
      <text:p text:style-name="P6">loops</text:p>
      <text:p text:style-name="P6">- while</text:p>
      <text:p text:style-name="P6">- until</text:p>
      <text:p text:style-name="P6">- for</text:p>
      <text:p text:style-name="P6">- for each</text:p>
      <text:p text:style-name="P10">manipulação de strings</text:p>
      <text:p text:style-name="P10">funções</text:p>
      <text:p text:style-name="P6">- <text:span text:style-name="T2">passando parâmetros</text:span></text:p>
      <text:p text:style-name="P6">- <text:span text:style-name="T2">retornando valores</text:span></text:p>
      <text:p text:style-name="P10">passando parâmetros para seus scripts</text:p>
      <text:p text:style-name="P10">pegando o retorno de programas e funções</text:p>
      <text:p text:style-name="P1"/>
      <text:p text:style-name="P1"><text:span text:style-name="T5">5</text:span> – <text:span text:style-name="T1">alguns comandos do bash X</text:span></text:p>
      <text:p text:style-name="P2">echo <text:span text:style-name="T4">X</text:span></text:p>
      <text:p text:style-name="P2">read <text:span text:style-name="T4">X</text:span></text:p>
      <text:p text:style-name="P5">mv <text:span text:style-name="T4">X</text:span></text:p>
      <text:p text:style-name="P5">mkdir <text:span text:style-name="T5">X</text:span></text:p>
      <text:p text:style-name="P9">cd X</text:p>
      <text:p text:style-name="P8">cp <text:span text:style-name="T5">X</text:span></text:p>
      <text:p text:style-name="P8">rm <text:span text:style-name="T5">X</text:span></text:p>
      <text:p text:style-name="P2">cat <text:span text:style-name="T5">X</text:span></text:p>
      <text:p text:style-name="P2">head</text:p>
      <text:p text:style-name="P2">tail</text:p>
      <text:p text:style-name="P7">more</text:p>
      <text:p text:style-name="P7">less</text:p>
      <text:p text:style-name="P2">chmod</text:p>
      <text:p text:style-name="P2">chown</text:p>
      <text:p text:style-name="P2">ls</text:p>
      <text:p text:style-name="P2">grep</text:p>
      <text:p text:style-name="P2">man</text:p>
      <text:p text:style-name="P2">whatis</text:p>
      <text:p text:style-name="P2">date</text:p>
      <text:p text:style-name="P2">w</text:p>
      <text:p text:style-name="P2">top</text:p>
      <text:p text:style-name="P2"/>
      <text:p text:style-name="P2"><text:span text:style-name="T5">6</text:span> – vim</text:p>
      <text:p text:style-name="P3"><text:soft-page-break/>básicos</text:p>
      <text:p text:style-name="P2"/>
      <text:p text:style-name="P2"><text:span text:style-name="T5">7</text:span> – <text:span text:style-name="T2">desafi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o </meta:initial-creator>
    <meta:creation-date>2017-04-02T17:00:56.612458454</meta:creation-date>
    <dc:date>2017-04-03T16:06:49.761537552</dc:date>
    <dc:creator>Caio </dc:creator>
    <meta:editing-duration>PT36M5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48" meta:word-count="111" meta:character-count="552" meta:non-whitespace-character-count="482"/>
  </office:meta>
</office:document-meta>
</file>